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31e1" officeooo:paragraph-rsid="000f31e1"/>
    </style:style>
    <style:style style:name="P2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/>
      <style:text-properties officeooo:rsid="000f31e1" officeooo:paragraph-rsid="000f31e1"/>
    </style:style>
    <style:style style:name="P3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officeooo:rsid="000f31e1" officeooo:paragraph-rsid="000f31e1"/>
    </style:style>
    <style:style style:name="P4" style:family="paragraph" style:parent-style-name="Standard">
      <loext:graphic-properties draw:fill="none"/>
      <style:paragraph-properties fo:margin-left="0.801cm" fo:margin-right="0cm" fo:text-align="center" style:justify-single-word="false" fo:text-indent="0cm" style:auto-text-indent="false" fo:background-color="transparent"/>
      <style:text-properties officeooo:rsid="000f31e1" officeooo:paragraph-rsid="000f31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te and test C functions for the following. Maximum size of the matrix is 150 x</text:p>
      <text:p text:style-name="P1">100.</text:p>
      <text:p text:style-name="P2">a) Write a random integer sparse matrix generator that takes the size of the matrix</text:p>
      <text:p text:style-name="P3">(m and n), density of non-zero entries (as a % of the total number of elements in</text:p>
      <text:p text:style-name="P3">the matrix), and percentage of negative numbers in the matrix. The generator</text:p>
      <text:p text:style-name="P3">must distribute the non-zero elements randomly among the rows and columns of</text:p>
      <text:p text:style-name="P3">the matrix. You must write the sparse matrix in the COO format and keep it in</text:p>
      <text:p text:style-name="P3">memory for further processing.</text:p>
      <text:p text:style-name="P3"/>
      <text:p text:style-name="P3">b) Transform the COO format matrix to CSR and CSC formats and keep both of them</text:p>
      <text:p text:style-name="P3">in memory for further operations.</text:p>
      <text:p text:style-name="P3"/>
      <text:p text:style-name="P3">c) Write a function to multiply two matrices A and B, one in CSR format and</text:p>
      <text:p text:style-name="P3">another in CSC format. The result should be in COO format.</text:p>
      <text:p text:style-name="P3"/>
      <text:p text:style-name="P3">d) Perform row transformations on the CSC format matrix. Consider the parameters</text:p>
      <text:p text:style-name="P3">to the function: r_1 , k_1 , r_2 , k_2 , where r_i are the row numbers and k_i are the</text:p>
      <text:p text:style-name="P3">multiplication factors. The result matrix should also be in CSC format. The</text:p>
      <text:p text:style-name="P3">computation to be carried out in abstract format is:</text:p>
      <text:p text:style-name="P4">A[r_2 ] = k_1 *A[r_1 ] + k_2 *A[r_2 ]</text:p>
      <text:p text:style-name="P3"/>
      <text:p text:style-name="P3">i.e., the row r_2 of A is to be replaced by the sum as indicated above. You should</text:p>
      <text:p text:style-name="P3">be able to handle all sparse matrices of size smaller than 150 x 100. You should</text:p>
      <text:p text:style-name="P3">not construct the whole matrix in memory from the CSR representation before</text:p>
      <text:p text:style-name="P3">doing the row transformations.</text:p>
      <text:p text:style-name="P3">e) Write a function to print COO/CSR/CSC format matrices, when sizes are smaller</text:p>
      <text:p text:style-name="P3">than 20x2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13:06:50.869204240</meta:creation-date>
    <dc:date>2020-09-12T13:10:31.422851509</dc:date>
    <meta:editing-duration>PT3M42S</meta:editing-duration>
    <meta:editing-cycles>1</meta:editing-cycles>
    <meta:document-statistic meta:table-count="0" meta:image-count="0" meta:object-count="0" meta:page-count="1" meta:paragraph-count="23" meta:word-count="270" meta:character-count="1441" meta:non-whitespace-character-count="1194"/>
    <meta:generator>LibreOffice/5.1.6.2$Linux_X86_64 LibreOffice_project/10m0$Build-2</meta:generator>
  </office:meta>
</office:document-meta>
</file>